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AGRAMA CONTROL GENERAL (EXPLICACIÓN DETALLADA)</text:p>
      <text:p text:style-name="P2"/>
      <text:p text:style-name="P2"><text:span text:style-name="T1">1- Bloque ENCENDIDO</text:span>:</text:p>
      <text:p text:style-name="P2"/>
      <text:p text:style-name="P2">EA_IN: pin de entrada lógica al uC a un bloque con retardos. Si la salida Ram EA_OUT está en Low, y EA_IN permanece en High continuamente durante un tiempo EA_TOT segundos (0 a 255), entonces EA_OUT conmuta a High.</text:p>
      <text:p text:style-name="P2">Si la salida Ram EA_OUT está en High, y EA_IN permanece en Low continuamente durante un tiempo AA_TOT segundos (0 a 255), entonces la Ram EA_OUT conmuta a Low.</text:p>
      <text:p text:style-name="P2"/>
      <text:p text:style-name="P2">FORZAR_ON: si se recibe un mensaje desde la PC decodificado TCMD_ON High mientras el bit en Eeprom HAB_TCON está en High, entonces la señal que sigue será un High sin importar estado EA_OUT.</text:p>
      <text:p text:style-name="P2">Si se recibe un mensaje desde la PC decodificado TCMD_ON Low, entonces la señal que sigue permanece en el estado EA_OUT o en el estado que corresponda si está actuando TCMD_OFF.</text:p>
      <text:p text:style-name="P2"/>
      <text:p text:style-name="P2">FORZAR_OFF: si se recibe un mensaje desde la PC decodificado TCMD_OFF High, mientras HAB_TCOFF está en High, entonces la señal que sigue será un Low sin importar estado EA_OUT.</text:p>
      <text:p text:style-name="P2">Si se recibe un mensaje desde la PC decodificado TCMD_OFF Low, <text:s/>entonces la señal que sigue permanece en el estado EA_OUT salvo que esté siendo modificada por TCMD_ON.</text:p>
      <text:p text:style-name="P2"/>
      <text:p text:style-name="P2">ENC SINO MODO ENC: los lugares en Eeprom E_MODO y MAN_SINO tienen 3 bits c/u: bit de inicio, bit memorizar y bit de estado. En cada caso, si al inicializarse el uC (alimentación energía) el bit memorizar se encuentra <text:s/>en Low, entonces el bit de inicio se copia en el bit de estado. En todo momento posterior, el bit de estado podrá ser modificado desde el teclado local (que acciona sobre el equipo y/o sobre el display), el correspondiente a E_MODO se pone en High cuando desde el teclado se instruye MODO AUTOMÁTICO, y en Low cuando se instruye MODO MANUAL; el bit de estado de MAN_SINO se pone en High cuando se instruye MAN_SI, y se pone Low cuando se instruye MAN_NO.</text:p>
      <text:p text:style-name="P2">Lugar en Ram MODO_AUT: tendrá el mismo valor (High o Low) que el bit de estado de E_MODO.</text:p>
      <text:p text:style-name="P2">Lugar en Ram ENC_OUT: estará en Low en cualquiera de los siguientes casos:</text:p>
      <text:p text:style-name="P2">a- <text:s/>pin de entrada VGGNEG y bit en Eprom HAB_VGGN simultáneos en High;</text:p>
      <text:p text:style-name="P2">b- pin de entrada ENC_EXT estado inverso al bit Eeprom EEXT_POL, mientras bit Eeprom <text:s/>HAB_EEXT esté en High;</text:p>
      <text:p text:style-name="P2">c- bit en Eeprom estado E_MODO High simultáneo con salida bloque FORZAR_ON/OFF en Low;</text:p>
      <text:p text:style-name="P2">d- bit en Eeprom estado E_MODO Low simultáneo con bit en Eeprom estado MAN_SINO en Low;</text:p>
      <text:p text:style-name="P2">Si no se cumple ninguno de estos cuatro casos, el bit en Ram ENC_OUT será High.<text:line-break/></text:p>
      <text:p text:style-name="P2">Bit en Ram RES_LATCH: tendrá polaridad inversa a bit en Ram ENC_OUT.</text:p>
      <text:p text:style-name="P2"/>
      <text:p text:style-name="P2">Pin de salida lógica del uC HAB_12V: será de la misma polaridad que el bit en Ram ENC_OUT.</text:p>
      <text:p text:style-name="P2"/>
      <text:p text:style-name="P2">Espacio en Eeprom ocupado por el bloque: 2 Bytes + 11 bits.</text:p>
      <text:p text:style-name="P2"/>
      <text:p text:style-name="P2"><text:span text:style-name="T1">2- Bloque &gt;&gt;TEMP</text:span>:</text:p>
      <text:p text:style-name="P2"/>
      <text:p text:style-name="P2">&gt;&gt;TRM: pin entrada lógica al uC a un bloque Antirrebote.</text:p>
      <text:p text:style-name="P2"/>
      <text:p text:style-name="P2">Antirrebote: realiza la función de filtrar y cancelar el efecto de rebotes que puede tener un elemento <text:soft-page-break/>mecánico como un pulsador (en este caso un termostáto). Comprende tiempos menores a 200 mseg. Su Ram estará en High o en Low cuando esté confirmado en tal estado, después de haber sido procesado por Antirrebote, la entrada &gt;&gt;TRM.</text:p>
      <text:p text:style-name="P2"/>
      <text:p text:style-name="P2">CMP_&gt;&gt;T: bloque que realiza la comparación entre el valor decimal en una Ram correspondiente a una medición de temperatura como la mostraría el display (o sea promediada o no), y otro valor decimal ubicado en la Eeprom. Cuando el valor de la medición de temperatura es mayor o igual al de la Eeprom, dará una salida en High, caso contrario en Low.</text:p>
      <text:p text:style-name="P2"/>
      <text:p text:style-name="P2">ADC_REF_&gt;&gt;T: cuatro bits en Eeprom para designar cuál de los 16 canales analógicos a medir en el display corresponde a la temperatura. Los valores de esos cuatro bits de 0 a 15 corresponderán a canales analógicos desde 1 hasta 16 respectivamente.</text:p>
      <text:p text:style-name="P2"/>
      <text:p text:style-name="P2">&gt;&gt;T_TEMP: un byte en Eeprom cuya representación decimal de 0 a 255 es el valor con el que se compara la medición en ADC_REF_&gt;&gt;T en el bloque CMP_&gt;&gt;T.</text:p>
      <text:p text:style-name="P2">En el caso de asignarse el valor "0", entonces CMP_&gt;&gt;T entregará un Low independientemente del valor de la temperatura a medir y comparar.</text:p>
      <text:p text:style-name="P2"/>
      <text:p text:style-name="P2">&gt;&gt;T_HIST: cuatro bits en Eeprom cuya representación de 0 a 15 asignará una histéresis de 0 a 30 °C (o sea valores decimales 0, 2, 4, ... 28, 30).</text:p>
      <text:p text:style-name="P2">Tendrá efecto en caso que CMP_&gt;&gt;T esté en High, y lo hará conmutar a Low cuando verifique que la medición de ADC_REF_&gt;&gt;T sea menor al valor de (&gt;&gt;T_TEMP - &gt;&gt;T_HIST).</text:p>
      <text:p text:style-name="P2"/>
      <text:p text:style-name="P2">Sumador de &gt;&gt;TRM y &gt;&gt;T_TEMP: dará un High cuando Antirrebote y el bit en Eeprom HAB_&gt;&gt;TRM estén simultaneamente en High, o cuando CMP_&gt;&gt;T y el bit en Eeprom HAB_&gt;TADC estén simultaneamente en High.</text:p>
      <text:p text:style-name="P2"/>
      <text:p text:style-name="P2">HAB_&gt;&gt;T: bit en Eeprom, que estando con el Sumador mencionado ambos en High, hará que la Ram &gt;&gt;T esté en High.</text:p>
      <text:p text:style-name="P2"/>
      <text:p text:style-name="P2">LATCH&gt;&gt;T: es un latch cuya salida se setea a High cuando &gt;&gt;T y el bit en Eeprom HAB_L&gt;T estén simultaneamente en High, y se resetea cuando RES_LATCH esté en High (y cuando se inicializa el uC). RES_LATCH tiene prioridad ante el seteo.</text:p>
      <text:p text:style-name="P2"/>
      <text:p text:style-name="P2">Espacio en Eeprom ocupado por el bloque: 1 Byte + 12 bits.</text:p>
      <text:p text:style-name="P2"/>
      <text:p text:style-name="P2"><text:span text:style-name="T1">3- Bloque &gt;&gt;ROE</text:span>:</text:p>
      <text:p text:style-name="P2"/>
      <text:p text:style-name="P2">&gt;&gt;R: pin entrada lógica al uC.</text:p>
      <text:p text:style-name="P2"/>
      <text:p text:style-name="P2">CMP_&gt;PR: bloque que realiza la comparación entre el valor decimal en una Ram correspondiente a una medición de PR como la mostraría el display (o sea promediada o no), y otro valor decimal ubicado en la Eeprom. Cuando el valor de la medición de PR es mayor o igual al de la Eeprom, dará una salida en High, caso contrario en Low.</text:p>
      <text:p text:style-name="P2"/>
      <text:p text:style-name="P2">ADC_REF_&gt;PR: cuatro bits en Eeprom para designar cuál de los 16 canales analógicos a medir en el display corresponde a la PR. Los valores de esos cuatro bits de 0 a 15 corresponderán a canales analógicos desde 1 hasta 16 respectivamente.</text:p>
      <text:p text:style-name="P2"/>
      <text:p text:style-name="P2">PR_&gt;PR: un byte en Eeprom cuya representación decimal de 0 a 255 es el valor con el que se <text:soft-page-break/>compara la medición en ADC_REF_&gt;PR en el bloque CMP_&gt;PR.</text:p>
      <text:p text:style-name="P2">En el caso de asignarse el valor "0", entonces CMP_&gt;PR entregará un Low independientemente del valor de la PR a medir y comparar.</text:p>
      <text:p text:style-name="P2"/>
      <text:p text:style-name="P2">Suma de &gt;&gt;R y CMP_&gt;PR: se obtiene un High cuando están simultaneamente en High &gt;&gt;R y el bit en Eeprom HAB_&gt;&gt;R, o cuando están simultaneamente en High CMP_PR y el bit en Eeprom HAB_&gt;PR.</text:p>
      <text:p text:style-name="P2"/>
      <text:p text:style-name="P2">HAB_&gt;&gt;R: bit en Eeprom, que estando con el Sumador mencionado ambos en High, hará que la Ram &gt;&gt;R esté en High.</text:p>
      <text:p text:style-name="P2"/>
      <text:p text:style-name="P2">LATCH&gt;&gt;R: es un latch cuya salida se setea a High cuando &gt;&gt;R y el bit en Eeprom HAB_L&gt;R estén simultaneamente en High, y se resetea cuando RES_LATCH esté en High (y cuando se inicializa el uC). RES_LATCH tiene prioridad ante el seteo.</text:p>
      <text:p text:style-name="P2"/>
      <text:p text:style-name="P2">Espacio en Eeprom ocupado por el bloque: 1 Byte + 8 bits.</text:p>
      <text:p text:style-name="P2">(Obs.: queda por definirse aún si PR_&gt;PR ocuparía un Byte más, para extender el rango de este a más de 255.</text:p>
      <text:p text:style-name="P2"/>
      <text:p text:style-name="P2"><text:span text:style-name="T1">4- Bloque NTC BIAS</text:span>:</text:p>
      <text:p text:style-name="P2"/>
      <text:p text:style-name="P2">El bit en Ram BIAS estará en High solo si se cumple simultaneamente todo lo siguiente:</text:p>
      <text:p text:style-name="P2">a- que el bit en Ram ENC_OUT esté en High;</text:p>
      <text:p text:style-name="P2">b- que al menos esté en Low el bit en Ram &gt;&gt;T o el bit en Eeprom &gt;T_INH_BIAS;</text:p>
      <text:p text:style-name="P2">c- que al menos esté en Low el bit en Ram &gt;&gt;R o el bit en eeprom &gt;R_INH_BIAS.</text:p>
      <text:p text:style-name="P2"/>
      <text:p text:style-name="P2">Luego BIAS va a un bloque de retardo de un seg. que funciona así:</text:p>
      <text:p text:style-name="P2">Estando BIAS suficiente tiempo en Low, entonces también lo estarán el bit en Ram NTC_BIAS y el pin de salida lógica del uC BIAS_NTC.</text:p>
      <text:p text:style-name="P2">Luego cuando pase el bit BIAS a High, inmediatamente pasa a High el pin BIAS_NTC, y después de permanecer BIAS 1 seg. en High, conmutará a High el bit NTC_BIAS.</text:p>
      <text:p text:style-name="P2">En la ocasión en que el bit BIAS conmute a Low, inmediatamente pasará a Low el bit NTC_BIAS, y 1 seg. después de permanecer BIAS en Low, conmutará a Low el pin del uC BIAS_NTC.</text:p>
      <text:p text:style-name="P2"/>
      <text:p text:style-name="P2">Espacio ocupado en Eeprom: 2 bits.</text:p>
      <text:p text:style-name="P2"/>
      <text:p text:style-name="P2"><text:span text:style-name="T1">5- Bloque &lt;&lt;VENT</text:span>:</text:p>
      <text:p text:style-name="P2"/>
      <text:p text:style-name="P2">REF_NTC: es un bloque que entrega una referencia de tensión (2 bytes en Ram) para usarse luego en los bloques CMP_NT1 y CMP_NT2. Tal referencia se obtiene de una curva a definir por tres puntos VT(i)= f [T(i)]. </text:p>
      <text:p text:style-name="P2">La entrada a la curva será luego una medición de temperatura (2 bytes en Ram) del canal ADC_REF_NTC con su valor procesado según promediación, como para mostrar en display.</text:p>
      <text:p text:style-name="P2">En otra oportunidad se indicará cómo resolver la ecuación de tal curva.</text:p>
      <text:p text:style-name="P2"/>
      <text:p text:style-name="P2">ADC_REF_NTC: cuatro bits en Eeprom para designar cuál de los 16 canales analógicos a medir en el display corresponde a la temperatura de referencia. Los valores de esos cuatro bits de 0 a 15 corresponderán a canales analógicos desde 1 hasta 16 respectivamente.</text:p>
      <text:p text:style-name="P2"/>
      <text:p text:style-name="P2">T1; T2; T3: temperaturas que definen tres puntos en la ordenada de la curva en REF_NTC. Un byte <text:soft-page-break/>c/u en Eeprom.</text:p>
      <text:p text:style-name="P2"/>
      <text:p text:style-name="P2">VT1; VT2; VT3: tensiones que definen tres puntos en la abscisa de la curva en REF_NTC. Dos bytes c/u en Eeprom.</text:p>
      <text:p text:style-name="P2"/>
      <text:p text:style-name="P2">NTC_HIST: un byte en Eeprom para definir la histéresis (de tensión) de los comparadores.</text:p>
      <text:p text:style-name="P2"/>
      <text:p text:style-name="P2">NTC1; NTC2: dos entradas a adc independientes en el uC (no utilizar entradas multiplexadas de los 16 canales analógicos). Cada una mide la tensión de un termistor externo, que luego comparada con REF_NTC indicará calentamiento excesivo de los NTC ante falla de refrigeración.</text:p>
      <text:p text:style-name="P2"/>
      <text:p text:style-name="P2">CMP_NT1: bloque que compara la tensión del circuito del NTC1 con la del bloque REF_NTC; cuando la primera es menor que la segunda, entonces genera un bit High en Ram CMP_NT1. Necesitaría 3 bytes en Eeprom para programar la escala con que se mide y compara la tensión de NTC1 (y NTC2 por ser iguales los termistores).</text:p>
      <text:p text:style-name="P2"/>
      <text:p text:style-name="P2">NTC_HIST: estando en High la salida del CMP_NT1, si se da que que la tensión correspondiente a REF_NTC más una tensión designada por NTC_HIST fuese menor que la correspondiente a NTC1, entonces retorna la salida del CMP_NT1 a Low.</text:p>
      <text:p text:style-name="P2"/>
      <text:p text:style-name="P2">HAB_NTC: un bit en Eprom, que estando en Low fuerza a los comparadores CMP_NT1 y CMP_NT2 para que den un Low sin tener en cuenta la salida de REF_NTC.</text:p>
      <text:p text:style-name="P2"/>
      <text:p text:style-name="P2">NTC_BIAS: bit en Ram, que estando en Low fuerza a los comparadores CMP_NT1 y CMP_NT2 para que den un Low sin tener en cuenta la salida de REF_NTC.</text:p>
      <text:p text:style-name="P2"/>
      <text:p text:style-name="P2">&lt;&lt;V1_FALLA: bit en Eeprom, que estando simultaneamente con CMP_NT1 en High, dará un High <text:s/>en bit de Ram &lt;&lt;V_FALLA.</text:p>
      <text:p text:style-name="P2"/>
      <text:p text:style-name="P2">&lt;&lt;V1_SAL: bit en Eeprom, que estando simultaneamente con CMP_NT1 en High, dará un High en <text:s/>señal que luego multiplicada con bit de eeprom &lt;&lt;V_OUT dará High en bit de Ram &lt;&lt;V_SAL.</text:p>
      <text:p text:style-name="P2"/>
      <text:p text:style-name="P2">&lt;&lt;V_OUT: bit en Eeprom que estando en High habilita la salida &lt;&lt;V_SAL al pin del uC &lt;&lt;V_OUT.</text:p>
      <text:p text:style-name="P2"/>
      <text:p text:style-name="P2">&lt;&lt;V_POL: bit en Eeprom cuya polaridad indica la polaridad del pin <text:s/>&lt;&lt;V_OUT en el caso de que &lt;&lt;V_SAL esté habilitada.</text:p>
      <text:p text:style-name="P2"/>
      <text:p text:style-name="P2">&lt;&lt;V_P50: bit en Eeprom que habilita un High en Ram &lt;&lt;V_P50 cuando haya un High en &lt;&lt;V_FALLA.</text:p>
      <text:p text:style-name="P2"/>
      <text:p text:style-name="P2">&lt;&lt;V_INH: bit en Eeprom que habilita un High en Ram &lt;&lt;V_INH cuando haya un High en &lt;&lt;V_FALLA.</text:p>
      <text:p text:style-name="P2"/>
      <text:p text:style-name="P2">&lt;&lt;V_TOT: timer totalizador de segundos que se inicializa si el bit en Eeprom HAB_L&lt;V está en High cuando el bit en Ram &lt;&lt;V_INH pasa a High, y finaliza y da un High cuando alcanza el valor del byte en Eeprom &lt;&lt;V_TOT. En los casos en que el byte &lt;&lt;V_TOT haya sido configurado en 0x00, o que RES_LATCH esté en High, o que el bit en Ram &lt;&lt;V_INH esté Low, el timer permanece en "0" sin contar.</text:p>
      <text:p text:style-name="P2"/>
      <text:p text:style-name="P2"><text:soft-page-break/></text:p>
      <text:p text:style-name="P2"/>
      <text:p text:style-name="P2">CMP_NT2: bloque que compara la tensión del circuito del NTC2 con la del bloque REF_NTC; cuando la primera es menor que la segunda, entonces genera un bit High en Ram CMP_NT2. Comparte los mkismos 3 bytes en Eeprom para programar la escala con que se mide y compara la tensión de NTC1 (y NTC2 por ser iguales los termistores).</text:p>
      <text:p text:style-name="P2"/>
      <text:p text:style-name="P2">&lt;&lt;V2_FALLA: bit en Eeprom, que estando simultaneamente con CMP_NT2 en High, dará un High <text:s/>en bit de Ram &lt;&lt;V_FALLA.</text:p>
      <text:p text:style-name="P2"/>
      <text:p text:style-name="P2">&lt;&lt;V2_SAL: bit en Eeprom, que estando simultaneamente con CMP_NT2 en High, dará un High en <text:s/>señal que luego multiplicada con bit de eeprom &lt;&lt;V_OUT dará High en bit de Ram &lt;&lt;V_SAL.</text:p>
      <text:p text:style-name="P2"/>
      <text:p text:style-name="P2">Espacio ocupado en Eeprom en este bloque: 14 bytes + 14 bits.</text:p>
      <text:p text:style-name="P2"/>
      <text:p text:style-name="P3">6- Bloque P50 TEMP</text:p>
      <text:p text:style-name="P2"/>
      <text:p text:style-name="P2">P50T1: pin entrada lógica.</text:p>
      <text:p text:style-name="P2"/>
      <text:p text:style-name="P2">CMP_T50: bloque que realiza la comparación entre el valor decimal en una Ram correspondiente a una medición de temperatura como la mostraría el display (o sea promediada o no), y otro valor decimal ubicado en la Eeprom. Cuando el valor de la medición de temperatura es mayor o igual al de la Eeprom, dará una salida en High, caso contrario en Low.</text:p>
      <text:p text:style-name="P2"/>
      <text:p text:style-name="P2">ADC_REF_T50: cuatro bits en Eeprom para designar cuál de los 16 canales analógicos a medir en el display corresponde a la temperatura. Los valores de esos cuatro bits de 0 a 15 corresponderán a canales analógicos desde 1 hasta 16 respectivamente.</text:p>
      <text:p text:style-name="P2"/>
      <text:p text:style-name="P2">T50_TEMP: un byte en Eeprom cuya representación decimal de 0 a 255 es el valor con el que se compara la medición en ADC_REF_T50 en el bloque CMP_T50.</text:p>
      <text:p text:style-name="P2">En el caso de asignarse el valor "0", entonces CMP_T50 entregará un Low independientemente del valor de la temperatura a medir y comparar.</text:p>
      <text:p text:style-name="P2"/>
      <text:p text:style-name="P2">T50_HIST: cuatro bits en Eeprom cuya representación de 0 a 15 asignará una histéresis de 0 a 30 °C (o sea valores decimales 0, 2, 4, ... 28, 30).</text:p>
      <text:p text:style-name="P2">Tendrá efecto en caso que CMP_T50 esté en High, y lo hará conmutar a Low cuando verifique que la medición de ADC_REF_T50 sea menor al valor de (T50_TEMP - T50_HIST).</text:p>
      <text:p text:style-name="P2"/>
      <text:p text:style-name="P2">Sumador de P50T1 y T50_TEMP: dará un High cuando P50T1 y el bit en Eeprom HAB_P50T1 estén simultaneamente en High, o cuando CMP_T50 y el bit en Eeprom HAB_T50 estén simultaneamente en High.</text:p>
      <text:p text:style-name="P2"/>
      <text:p text:style-name="P2">HAB_P50T: bit en Eeprom, que estando con el Sumador mencionado ambos en High, hará que la Ram P50T esté en High.</text:p>
      <text:p text:style-name="P2"/>
      <text:p text:style-name="P2">Espacio ocupado en Eeprom en este bloque: 1 byte + 11 bits.</text:p>
      <text:p text:style-name="P2"/>
      <text:p text:style-name="P3">7- Bloque SUM P50</text:p>
      <text:p text:style-name="P2"/>
      <text:p text:style-name="P2">P50X: pin entrada uC nivel lógico Low o High.</text:p>
      <text:p text:style-name="P2"><text:soft-page-break/>P50X_POL: bit en Eeprom que indica qué polaridad en P50X debe ser considerada para comandar reducción de potencia MODO_P50.</text:p>
      <text:p text:style-name="P2"/>
      <text:p text:style-name="P2">HAB_P50X: bit en Eeprom que estando en High habilita la entrada P50X como reductora de potencia.</text:p>
      <text:p text:style-name="P2"/>
      <text:p text:style-name="P2">TCMD_P50: comando recibido desde una PC, tal que si en ese instante tanto el bit en Ram MODO_AUT como el bit en Eeprom HAB_TCP50 están en High, habilitará el bit en Ram MODO_P50.</text:p>
      <text:p text:style-name="P2"/>
      <text:p text:style-name="P2">&lt;&lt;V_P50: bit en Ram que en High habilita el bit en Ram MODO_P50.</text:p>
      <text:p text:style-name="P2"/>
      <text:p text:style-name="P2">P50T: bit en ram que estando en High habilita el bit en Ram MODO_P50.</text:p>
      <text:p text:style-name="P2"/>
      <text:p text:style-name="P2">P50_MAN: bit en Eeprom seteable desde teclado local, que estando en High significa estado P50_MAN y conduce al bit en Ram MODO_P50 en High.</text:p>
      <text:p text:style-name="P2"/>
      <text:p text:style-name="P2">P50_OUT: pin salida del uC que indica que se está en MODO_P50.</text:p>
      <text:p text:style-name="P2"/>
      <text:p text:style-name="P2">P50_POL: bit en Eeprom que indica la polaridad del pin P50_OUT en el caso del estado MODO_P50.</text:p>
      <text:p text:style-name="P2"><text:s/></text:p>
      <text:p text:style-name="P2">Espacio ocupado en Eeprom en este bloque: 5 bits.</text:p>
      <text:p text:style-name="P2"/>
      <text:p text:style-name="P3">8- Bloque HAB RELÉ</text:p>
      <text:p text:style-name="P2"/>
      <text:p text:style-name="P2">RES_LATCH: bit en Ram que inhibirá HAB_RELE.</text:p>
      <text:p text:style-name="P2"/>
      <text:p text:style-name="P2">&lt;&lt;V_INH: bit en Ram que inhibirá HAB_RELE.</text:p>
      <text:p text:style-name="P2"/>
      <text:p text:style-name="P2">&gt;&gt;T: bit en Ram que inhibirá HAB_RELE.</text:p>
      <text:p text:style-name="P2"/>
      <text:p text:style-name="P2">&gt;&gt;R: bit en Ram que inhibirá HAB_RELE.</text:p>
      <text:p text:style-name="P2"/>
      <text:p text:style-name="P2">HAB_RELE: pin salida uC que estará en High solo si los cuatro bits en Ram mencionados están Low.</text:p>
      <text:p text:style-name="P2"/>
      <text:p text:style-name="P2">Espacio ocupado en Eeprom en este bloque: no utiliza.</text:p>
      <text:p text:style-name="P2"/>
      <text:p text:style-name="P2">Espacio total necesario en eeprom para ocho bloques del Control General aquí descripto: 19 bytes + 63 bits. o sea 27 byt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file-name text:display="name-and-extension">Proyecto Reemplazo V7S-10a-DETALLES CTRL GRAL.odt</text:file-name><text:tab/>03/11/2021 <text:s text:c="4"/><text:page-number text:select-page="current"/> de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1H45M21S</meta:editing-duration>
    <meta:editing-cycles>93</meta:editing-cycles>
    <meta:generator>OpenOffice.org/3.4.1$Win32 OpenOffice.org_project/341m1$Build-9593</meta:generator>
    <dc:date>2021-11-03T11:07:23.10</dc:date>
    <meta:document-statistic meta:table-count="0" meta:image-count="0" meta:object-count="0" meta:page-count="6" meta:paragraph-count="109" meta:word-count="2569" meta:character-count="14238"/>
    <meta:user-defined meta:name="Info 1"/>
    <meta:user-defined meta:name="Info 2"/>
    <meta:user-defined meta:name="Info 3"/>
    <meta:user-defined meta:name="Info 4"/>
  </office:meta>
</office:document-meta>
</file>